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Text_20_body" style:list-style-name="L1"/>
    <style:style style:name="P6" style:family="paragraph" style:parent-style-name="Text_20_body" style:list-style-name="L1">
      <style:paragraph-properties fo:margin-left="0cm" fo:margin-right="0cm" fo:text-indent="0cm" style:auto-text-indent="false"/>
    </style:style>
    <style:style style:name="P7" style:family="paragraph" style:parent-style-name="Text_20_body" style:list-style-name="L1">
      <style:paragraph-properties fo:margin-left="1.251cm" fo:margin-right="0cm" fo:text-indent="0cm" style:auto-text-indent="fals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style:text-underline-style="none" style:font-size-asian="11pt" style:font-size-complex="11pt"/>
    </style:style>
    <style:style style:name="T4" style:family="text">
      <style:text-properties style:text-underline-style="none"/>
    </style:style>
    <style:style style:name="T5" style:family="text">
      <style:text-properties fo:font-size="18.2000007629395pt" style:font-size-asian="18.2000007629395pt" style:font-size-complex="18.20000076293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2"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Pages</text:p>
      <text:p text:style-name="P3">Stand: 14.03.2011</text:p>
      <text:h text:style-name="P10"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Inhaltsverzeichnis<text:tab/>2</text:p>
          <text:p text:style-name="P8">Seitenverwaltung<text:tab/>3</text:p>
          <text:p text:style-name="P9">Settings<text:tab/>4</text:p>
          <text:p text:style-name="P9">Template-API<text:tab/>4</text:p>
          <text:p text:style-name="P9">Seitencache<text:tab/>6</text:p>
        </text:index-body>
      </text:table-of-content>
      <text:p text:style-name="Text_20_body"><text:span text:style-name="Standardtext"><text:span text:style-name="T2"/></text:span></text:p>
      <text:h text:style-name="Heading_20_1" text:outline-level="1"><text:span text:style-name="Standardtext"><text:span text:style-name="T1">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in verschiedenen Hierarchien kategorisiert werden.</text:span></text:p>
      <text:p text:style-name="Text_20_body"><text:span text:style-name="Standardtext">Aus historischen Gründen werden Ordner nach wie vor voll unterstützt, die Anlage neuer Ordner ist aber nur noch auf oberster Ebene möglich. Dort werden diese vor Allem zum Kennzeichnen der einzelnen Nabigationsbäume verwendet (vergl. Handbuch Navigationen, automatische Navigationen).</text:span></text:p>
      <text:p text:style-name="Text_20_body"><text:span text:style-name="Standardtext">In einer Hierarchie an Seiten kann jede Seite eine beliebige Anzahl an Unterseiten umfassen, vergebene Rechte werden dann die Unterseiten weitervererbt.</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2">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2">Ebenfalls kann die Cachedauer des Elements bestimmt werden. Es gilt immer: Das Element mit der kleinsten Cachedauer bestimmt die maximale Zeit der Seite im Seitencache.</text:span></text:span></text:p>
      <text:p text:style-name="Text_20_body"><text:span text:style-name="Standardtext"><text:span text:style-name="T2">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2">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text:span></text:span><text:soft-page-break/><text:span text:style-name="Standardtext"><text:span text:style-name="T2">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pan text:style-name="Standardtext"><text:span text:style-name="T1">Settings</text:span></text:span></text:h>
      <text:p text:style-name="Text_20_body"><text:span text:style-name="Standardtext"><text:span text:style-name="T2">Die Startseite legt logischerweise fest, welche Seite als Startseite ausgeliefert wird, also immer dann, wenn kein expliziter Seitenname übergeben wurde.</text:span></text:span></text:p>
      <text:p text:style-name="Text_20_body"><text:span text:style-name="Standardtext"><text:span text:style-name="T2">Das „Standardtemplate“ legt fest, welches der vorhandenen Templates bei neuen Seiten als Template vorausgewählt sein soll.</text:span></text:span></text:p>
      <text:p text:style-name="Text_20_body"><text:span text:style-name="Standardtext"><text:span text:style-name="T2">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2">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2">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2">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2">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1">Template-API</text:span></text:span></text:h>
      <text:p text:style-name="Text_20_body"><text:span text:style-name="Standardtext"><text:span text:style-name="T2">Seitentemplate:</text:span></text:span></text:p>
      <text:list xml:id="list1654309969" text:style-name="L1">
        <text:list-item>
          <text:p text:style-name="P5"><text:bookmark-start text:name="DDE_LINK"/><text:span text:style-name="Standardtext"><text:span text:style-name="T2">description</text:span></text:span><text:bookmark-end text:name="DDE_LINK"/></text:p>
        </text:list-item>
        <text:list-item>
          <text:p text:style-name="P5"><text:span text:style-name="Standardtext"><text:span text:style-name="T2">keywords</text:span></text:span></text:p>
        </text:list-item>
        <text:list-item>
          <text:p text:style-name="P5"><text:span text:style-name="Standardtext"><text:span text:style-name="T2">title</text:span></text:span></text:p>
        </text:list-item>
        <text:list-item>
          <text:p text:style-name="P5">additionalTitle</text:p>
        </text:list-item>
        <text:list-item>
          <text:p text:style-name="P5"><text:span text:style-name="Standardtext"><text:span text:style-name="T2">$arrGlobal-Elemente</text:span></text:span></text:p>
        </text:list-item>
        <text:list-item>
          <text:p text:style-name="P5"><text:span text:style-name="Standardtext"><text:span text:style-name="T2">[title]_[element]</text:span></text:span></text:p>
        </text:list-item>
        <text:list-item>
          <text:p text:style-name="P5"><text:span text:style-name="Standardtext"><text:span text:style-name="T2">master[title]_[element]</text:span></text:span></text:p>
        </text:list-item>
        <text:list-item>
          <text:p text:style-name="P5"><text:span text:style-name="Standardtext"><text:span text:style-name="T2">Systemkonstanten:</text:span></text:span></text:p>
          <text:list>
            <text:list-item>
              <text:p text:style-name="P5"><text:span text:style-name="Standardtext"><text:span text:style-name="T3">_indexpath_</text:span></text:span></text:p>
            </text:list-item>
            <text:list-item>
              <text:p text:style-name="P5"><text:span text:style-name="Standardtext"><text:span text:style-name="T3">_webpath_</text:span></text:span></text:p>
            </text:list-item>
            <text:list-item>
              <text:p text:style-name="P5"><text:span text:style-name="Standardtext"><text:span text:style-name="T3">_gentime_</text:span></text:span></text:p>
            </text:list-item>
            <text:list-item>
              <text:p text:style-name="P5">_system_browser_cachebuster_ (dient dazu, bei Systemupdates den Browser gezielt zu zwingen, JavaScript- und CSS-Dateien neu herunter zu laden und nicht aus dem Browser-Cache zu verwenden. Dies kann über den Systemtask „Browsercache leeren“ ausgelöst werden.)</text:p>
            </text:list-item>
          </text:list>
        </text:list-item>
      </text:list>
      <text:p text:style-name="Text_20_body"><text:soft-page-break/><text:span text:style-name="Standardtext"><text:span text:style-name="T3"/></text:span></text:p>
      <text:p text:style-name="Text_20_body"><text:span text:style-name="Standardtext"><text:span text:style-name="T3">Element paragraph:</text:span></text:span></text:p>
      <text:list xml:id="list1141770509" text:continue-numbering="true" text:style-name="L1">
        <text:list-header>
          <text:p text:style-name="P6"><text:span text:style-name="Standardtext"><text:span text:style-name="T3">Abschnitt „paragraph“:</text:span></text:span></text:p>
        </text:list-header>
        <text:list-item>
          <text:p text:style-name="P7"><text:span text:style-name="Standardtext"><text:span text:style-name="T3">paragraph_title</text:span></text:span></text:p>
        </text:list-item>
        <text:list-item>
          <text:p text:style-name="P7"><text:span text:style-name="Standardtext"><text:span text:style-name="T3">paragraph_content</text:span></text:span></text:p>
          <text:p text:style-name="P6"><text:span text:style-name="Standardtext"><text:span text:style-name="T3">Abschnitt „paragraph_image“:</text:span></text:span></text:p>
        </text:list-item>
        <text:list-item>
          <text:p text:style-name="P7"><text:span text:style-name="Standardtext"><text:span text:style-name="T3">paragraph_title</text:span></text:span></text:p>
        </text:list-item>
        <text:list-item>
          <text:p text:style-name="P7"><text:span text:style-name="Standardtext"><text:span text:style-name="T3">paragraph_content</text:span></text:span></text:p>
        </text:list-item>
        <text:list-item>
          <text:p text:style-name="P7"><text:span text:style-name="Standardtext"><text:span text:style-name="T3">paragraph_image</text:span></text:span></text:p>
          <text:p text:style-name="P6"><text:span text:style-name="Standardtext"><text:span text:style-name="T3">Abschnitt „paragraph_link“:</text:span></text:span></text:p>
        </text:list-item>
        <text:list-item>
          <text:p text:style-name="P7"><text:span text:style-name="Standardtext"><text:span text:style-name="T3">paragraph_title</text:span></text:span></text:p>
        </text:list-item>
        <text:list-item>
          <text:p text:style-name="P7"><text:span text:style-name="Standardtext"><text:span text:style-name="T3">paragraph_content</text:span></text:span></text:p>
        </text:list-item>
        <text:list-item>
          <text:p text:style-name="P7"><text:span text:style-name="Standardtext"><text:span text:style-name="T3">paragraph_link</text:span></text:span></text:p>
          <text:p text:style-name="P6"><text:span text:style-name="Standardtext"><text:span text:style-name="T3">Abschnitt „paragraph_image_link“:</text:span></text:span></text:p>
        </text:list-item>
        <text:list-item>
          <text:p text:style-name="P7"><text:span text:style-name="Standardtext"><text:span text:style-name="T3">paragraph_title</text:span></text:span></text:p>
        </text:list-item>
        <text:list-item>
          <text:p text:style-name="P7"><text:span text:style-name="Standardtext"><text:span text:style-name="T3">paragraph_content</text:span></text:span></text:p>
        </text:list-item>
        <text:list-item>
          <text:p text:style-name="P7"><text:span text:style-name="Standardtext"><text:span text:style-name="T3">paragraph_image</text:span></text:span></text:p>
        </text:list-item>
        <text:list-item>
          <text:p text:style-name="P7"><text:span text:style-name="Standardtext"><text:span text:style-name="T3">paragraph_link</text:span></text:span></text:p>
        </text:list-item>
      </text:list>
      <text:p text:style-name="Text_20_body"><text:span text:style-name="Standardtext"><text:span text:style-name="T3"/></text:span></text:p>
      <text:p text:style-name="Text_20_body"><text:span text:style-name="Standardtext"><text:span text:style-name="T3">Element row:</text:span></text:span></text:p>
      <text:list xml:id="list1964431469" text:continue-numbering="true" text:style-name="L1">
        <text:list-item>
          <text:p text:style-name="P5"><text:span text:style-name="Standardtext"><text:span text:style-name="T3">paragraph_title</text:span></text:span></text:p>
        </text:list-item>
      </text:list>
      <text:p text:style-name="Text_20_body"><text:span text:style-name="Standardtext"><text:span text:style-name="T3"/></text:span></text:p>
      <text:p text:style-name="Text_20_body"><text:span text:style-name="Standardtext"><text:span text:style-name="T3">Element image:</text:span></text:span></text:p>
      <text:list xml:id="list1935911776" text:continue-numbering="true" text:style-name="L1">
        <text:list-header>
          <text:p text:style-name="P6"><text:span text:style-name="Standardtext"><text:span text:style-name="T3">Abschnitt „image“:</text:span></text:span></text:p>
        </text:list-header>
        <text:list-item>
          <text:p text:style-name="P7"><text:span text:style-name="Standardtext"><text:span text:style-name="T3">image_src</text:span></text:span></text:p>
        </text:list-item>
        <text:list-item>
          <text:p text:style-name="P7"><text:span text:style-name="Standardtext"><text:span text:style-name="T3">image_title</text:span></text:span></text:p>
        </text:list-item>
        <text:list-item>
          <text:p text:style-name="P7"><text:span text:style-name="Standardtext"><text:span text:style-name="T3">image_width</text:span></text:span></text:p>
        </text:list-item>
        <text:list-item>
          <text:p text:style-name="P7"><text:span text:style-name="Standardtext"><text:span text:style-name="T3">image_height</text:span></text:span></text:p>
          <text:p text:style-name="P6"><text:span text:style-name="Standardtext"><text:span text:style-name="T3">Abschnitt „image_link“:</text:span></text:span></text:p>
        </text:list-item>
        <text:list-item>
          <text:p text:style-name="P7"><text:span text:style-name="Standardtext"><text:span text:style-name="T3">link_href</text:span></text:span></text:p>
        </text:list-item>
        <text:list-item>
          <text:p text:style-name="P7"><text:span text:style-name="Standardtext"><text:span text:style-name="T3">image_src</text:span></text:span></text:p>
        </text:list-item>
        <text:list-item>
          <text:p text:style-name="P7"><text:span text:style-name="Standardtext"><text:span text:style-name="T3">image_title</text:span></text:span></text:p>
        </text:list-item>
        <text:list-item>
          <text:p text:style-name="P7"><text:span text:style-name="Standardtext"><text:span text:style-name="T3">image_width</text:span></text:span></text:p>
        </text:list-item>
        <text:list-item>
          <text:p text:style-name="P7"><text:span text:style-name="Standardtext"><text:span text:style-name="T3">image_height</text:span></text:span></text:p>
        </text:list-item>
      </text:list>
      <text:h text:style-name="Heading_20_2" text:outline-level="2"><text:span text:style-name="Standardtext"><text:span text:style-name="T1"/></text:span></text:h>
      <text:h text:style-name="P11" text:outline-level="2"><text:bookmark text:name="__RefHeading__43510417"/><text:span text:style-name="Standardtext"><text:span text:style-name="T1">Seitencache</text:span></text:span><text:bookmark-end text:name="__RefHeading__43510417"/></text:h>
      <text:p text:style-name="Text_20_body"><text:span text:style-name="Standardtext"><text:span text:style-name="T4">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text:span></text:span></text:p>
      <text:p text:style-name="Text_20_body"><text:span text:style-name="Standardtext"><text:span text:style-name="T4">Im Gegensatz zu früheren Version wird ab Kajona Version 3.3.1 nicht mehr die gesamte Seite im Cache gespeichert.</text:span></text:span></text:p>
      <text:p text:style-name="Text_20_body"><text:span text:style-name="Standardtext"><text:span text:style-name="T4">Statt dessen wird für jedes Element auf der Seite die aktuelle Ausgabe gespeichert.</text:span></text:span></text:p>
      <text:p text:style-name="Text_20_body"><text:span text:style-name="Standardtext"><text:span text:style-name="T4">Das bedeutet, dass beim Laden einer Seite die einzelnen Elemente entweder aus dem Cache geladen werden, oder neu erzeugt werden.</text:span></text:span></text:p>
      <text:p text:style-name="Text_20_body"><text:span text:style-name="Standardtext"><text:span text:style-name="T4">Das hat den Vorteil, dass eine Seite sowohl aus Elemente bestehen kann die gecached werden können (bspw. Absätze), aber auch Elemente beinhalten kann die sich nicht zwischenspeichern lassen (bspw. Ein Formular, hier soll ja jeder Anwender seine entsprechende Antwort sehen).</text:span></text:span></text:p>
      <text:p text:style-name="Text_20_body"><text:span text:style-name="Standardtext"><text:span text:style-name="T4">Um hier eine gute Balance aus Cachen und Neugenerieren zu erhalten, kann jedes Element entscheiden, wie lange es maximal zwischengespeichert wird. Wird diese Dauer überschritten, dann wird dieses Element neu erzeugt – unabhängig davon, ob auch andere Elemente auf der Seite neu erzeugt werden müssen. Die Dauer im Cache wird in dem Eigenschaften eines Elements eingestellt und in Sekunden angegeben. Der hier verwendetet Wert kann generell eher hoch gesetzt werden – beim Bearbeiten eines Seitenelementes werden die entsprechenden, nun nicht mehr gültigen, Einträge automatisch aus dem Cache entfernt. Darf ein Element nicht zwischengespeichert werden, so kann eine Cachedauer von -1 gesetzt werden.</text:span></text:span></text:p>
      <text:p text:style-name="Text_20_body"><text:span text:style-name="Standardtext"><text:span text:style-name="T4">Jedoch sollten die Einstellungen des Seitencaches mit Vorsicht vorgenommen werden, um 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e ein. Hierzu gehört, dass neue News, die laut Newsgrunddaten schon seit 10 Uhr online sein sollten, erst dann erscheinen, wenn die Cachezeit abgelaufen ist. </text:span></text:span></text:p>
      <text:p text:style-name="Text_20_body"><text:span text:style-name="Standardtext"><text:span text:style-name="T3">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3">Im Fall von durchgeführten Änderungen, die aber nicht im Portal sichtbar werden, kann der </text:span></text:span><text:span text:style-name="Standardtext"><text:span text:style-name="T3">Seitencache verantwortlich sein. In diesem Fall kann es sinnvoll sein, diesen zu leeren. Das </text:span></text:span><text:span text:style-name="Standardtext"><text:span text:style-name="T3">Leeren des Caches ist mit Hilfe eines System-Tasks möglich.</text:span></text:span></text:p>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5"><draw:image xlink:href="Pictures/2000008B00005C3700001F9FF6B393F5.svm" xlink:type="simple" xlink:show="embed" xlink:actuate="onLoad"/></draw:frame><text:subject/>Kajona V3 | <text:chapter text:display="number-and-name" text:outline-level="2">Seitencache</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10-29T14:54:15</dc:date>
    <meta:printed-by>Stefan Idler</meta:printed-by>
    <meta:print-date>2008-07-15T22:05:31</meta:print-date>
    <meta:editing-cycles>350</meta:editing-cycles>
    <meta:editing-duration>PT15H1M32S</meta:editing-duration>
    <meta:document-statistic meta:table-count="0" meta:image-count="2" meta:object-count="0" meta:page-count="6" meta:paragraph-count="89" meta:word-count="1371" meta:character-count="9490"/>
    <meta:user-defined meta:name="Info 1"/>
    <meta:user-defined meta:name="Info 2"/>
    <meta:user-defined meta:name="Info 3"/>
    <meta:user-defined meta:name="Info 4"/>
  </office:meta>
</office:document-meta>
</file>